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Ok</text:p>
        </text:list-item>
        <text:list-item>
          <text:p text:style-name="P1">Fotos.</text:p>
        </text:list-item>
      </text:list>
      <text:p text:style-name="Standard"/>
      <text:p text:style-name="Standard">Circuito 1</text:p>
      <text:p text:style-name="Standard">Vini: 12V</text:p>
      <text:p text:style-name="Standard">Tal = 136micros</text:p>
      <text:p text:style-name="Standard">R = 1200 ohms</text:p>
      <text:p text:style-name="Standard">Tal = RC</text:p>
      <text:p text:style-name="Standard">Delta = 7,56V - Vcap</text:p>
      <text:p text:style-name="Standard">Frequência=575Hz</text:p>
      <text:p text:style-name="Standard"/>
      <text:p text:style-name="Standard">Circuito 2</text:p>
      <text:p text:style-name="Standard">Vini = 10V</text:p>
      <text:p text:style-name="Standard">Tal = 250micros</text:p>
      <text:p text:style-name="Standard">R=1200ohms</text:p>
      <text:p text:style-name="Standard">Delta = 6,3V - Vcap</text:p>
      <text:p text:style-name="Standard">Frequência = 380Hz</text:p>
      <text:p text:style-name="Standard"/>
      <text:p text:style-name="Standard">Circuito 3</text:p>
      <text:p text:style-name="Standard">Vini= 10V</text:p>
      <text:p text:style-name="Standard">R=1200ohms</text:p>
      <text:p text:style-name="Standard">Tal = 64micro</text:p>
      <text:p text:style-name="Standard">Frequência =1.073kHz</text:p>
      <text:p text:style-name="Standard">Delta = 6,3V - Vcap</text:p>
      <text:p text:style-name="Standard"/>
      <text:p text:style-name="Standard"/>
      <text:p text:style-name="Standard">O fato de analisarmos a 'subida', utilizamos como margem 1-0,382(ver o valor) q equivale a 63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5$Build-9073</meta:generator>
    <meta:initial-creator>Instituto de Informática UFRGS</meta:initial-creator>
    <meta:creation-date>2009-03-20T11:24:21</meta:creation-date>
    <dc:creator>Instituto de Informática UFRGS</dc:creator>
    <dc:date>2009-03-20T12:17:50</dc:date>
    <dc:language>pt-BR</dc:language>
    <meta:editing-cycles>8</meta:editing-cycles>
    <meta:editing-duration>PT3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62" meta:character-count="357"/>
  </office:meta>
</office:document-meta>
</file>